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style:font-name="Verdana"/>
    </style:style>
    <style:style style:name="T2" style:family="text">
      <style:text-properties style:font-name="Verdan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Balladyna jest główną , a zarazem tytułową postacią dramatu pt. „Balladyna”. Jest ona córką ubogiej wdowy, ma siostrę Alinę. Jej imię pochodzi od słowa „ballada” oraz jej wyglądu. Matka czasem nazywa ją „Bladiną”.</text:span></text:p>
      <text:p text:style-name="P1"><text:span text:style-name="T1"><text:tab/>Balladyna ma jasną cerę, jasną karnację, charakterystyczną dla szlachetnie urodzonych. Jest kobietą o długich, ciemnych włosach i oczach czarnych jak węgiel. Jej przyszły mąż Kirkor mówi: „Starsza jak śniegi […] ta z alabastrów […] ta ma pod rzęsą węgle […] a ta zaś jako noc biała nad rankiem.</text:span></text:p>
      <text:p text:style-name="P1"><text:span text:style-name="T1"><text:tab/>Balladyna nie ma dobrego usposobienia. Wobec najbliższych jest oschła i wymagająca. Już w pierwszych scenach dramatu ujawniają się negatywne cechy osobowości bohaterki. Jest ona żądna władzy, przebiegła i fałszywa. Bez wahania postanawia porzucić swojego kochanka, Grabca, aby zostać żoną Kirkora. Nie cofnie się przed niczym w drodze po władzę. Wie, że nie zbierze więcej malin od Aliny, więc ją zabija i odbiera jej wypełniony dzbanek. W pierwszej chwili po morderstwie jest przerażona swoim czynem, mówi: „Co moje / Ręce zrobiły?... O!...” Zbrodnia przemieniła Balladynę. Pierwsze zabójstwo pociąga za sobą inne, aby nikt nie dowiedział się, że to ona zabiła Alinę. Dręczą ją wyrzuty sumienia, zaczyna wstydzić się matki i własnego pochodzenia. Kostryn staje się jej sprzymierzeńcem, łączy ich wspólna zbrodnia i romans. Punktem zwrotnym w historii Balladyny staje się okres, gdy została królową i jednocześnie najwyższym sędzią. Musiała kierować się sumieniem i sprawiedliwością. Bohaterka składa przysięgę: „Przysięgam sobie samej, w oczach Boga, / Być sprawiedliwą”. Na początku nie chce sprawować sądów, lecz kanclerz uświadamia ją, jakie panują prawa. Balladyna dowiaduje się, jakie są niepodważalne i nieprzekraczalne zasady. Dlatego po trzykroć wydaje na siebie wyrok. Aby zostać królową, musiała dokonywać kolejnych zbrodni. Najpierw zabiła Alinę, która była przeszkodą w małżeństwie z Kirkorem, później wyrzeka się matki, która zdradzała niskie pochodzenie Balladyny. Otruła swojego męża, ponieważ chlubił się posiadaniem żony z prostego ludu. Kostryn był jej sprzymierzeńcem, ale go zabiła, bo za dużo wiedział i musiałaby współdzielić z nim tron. Los bohaterki był zapowiadany przez znaki, m.in. postrzega naturę jako coś zagrażającego, a kolor malin kojarzy jej się z krwią.</text:span></text:p>
      <text:p text:style-name="P1"><text:span text:style-name="T1"><text:tab/>Balladyna była postacią zdecydowanie negatywną. Nie szanowała nikogo, była egoistką. Jej jedynym celem było zostanie królową.</text:span></text:p>
      <text:p text:style-name="P1"><text:span text:style-name="T1"><text:tab/>Bohaterka w mojej opinii zasługiwała na śmierć, szczególnie, że łamała prawa natury, więc natura ją zabiła (Balladyna zginęła poprzez uderzenie pioruna).</text:span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w</meta:initial-creator>
    <meta:creation-date>2020-03-27T10:03:24.97</meta:creation-date>
    <meta:document-statistic meta:table-count="0" meta:image-count="0" meta:object-count="0" meta:page-count="1" meta:paragraph-count="6" meta:word-count="376" meta:character-count="2580"/>
    <dc:date>2020-03-27T10:26:25.78</dc:date>
    <dc:creator>k w</dc:creator>
    <meta:editing-duration>PT10S</meta:editing-duration>
    <meta:editing-cycles>1</meta:editing-cycles>
    <meta:generator>OpenOffice/4.1.5$Win32 OpenOffice.org_project/415m1$Build-9789</meta:generator>
  </office:meta>
</office:document-meta>
</file>